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D0000003DCB2C0F7DB.jpg" manifest:media-type=""/>
  <manifest:file-entry manifest:full-path="Pictures/10000000000004D80000008DD9628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fo:font-weight="normal" officeooo:rsid="000e6640" officeooo:paragraph-rsid="000e6640" style:font-name-asian="Century Gothic" style:font-size-asian="9.60000038146973pt" style:font-weight-asian="normal" style:font-name-complex="Century Gothic" style:font-size-complex="11pt" style:font-weight-complex="normal"/>
    </style:style>
    <style:style style:name="P10" style:family="paragraph" style:parent-style-name="Table_20_Contents">
      <style:text-properties officeooo:rsid="000e6640" officeooo:paragraph-rsid="000e6640"/>
    </style:style>
    <style:style style:name="P11" style:family="paragraph" style:parent-style-name="Table_20_Heading">
      <style:paragraph-properties fo:text-align="start" style:justify-single-word="false"/>
      <style:text-properties officeooo:rsid="000e6640" officeooo:paragraph-rsid="000e6640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text-properties style:font-name="Myriad Pro" fo:font-size="16pt" fo:language="en" fo:country="ZA" fo:font-weight="normal" officeooo:rsid="0012d97a" officeooo:paragraph-rsid="0012d97a" style:font-name-asian="Century Gothic" style:font-size-asian="14pt" style:font-weight-asian="normal" style:font-name-complex="Century Gothic" style:font-size-complex="16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ee4e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8"><text:date style:data-style-name="N76" text:date-value="2013-11-08T15:28:30.662732692">November 8, 2013</text:date></text:p>
      <text:p text:style-name="P7"/>
      <text:p text:style-name="P7"/>
      <text:p text:style-name="P13">George is a lazy git... :-)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font-family="Times-Roman, Times" fo:language="en" fo:country="GB" style:font-name-complex="Times-Roman" style:font-family-complex="Times-Roman, Times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ee4e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B2C0F7DB.jpg" xlink:type="simple" xlink:show="embed" xlink:actuate="onLoad"/></draw:frame></text:p>
      </style:header>
      <style:footer>
        <text:p text:style-name="Footer"/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11-08T15:28:30.538894982</dc:date>
    <meta:print-date>2011-10-04T14:25:00</meta:print-date>
    <meta:editing-cycles>13</meta:editing-cycles>
    <meta:editing-duration>PT22M24S</meta:editing-duration>
    <meta:generator>LibreOffice/4.1.3.2$Linux_X86_64 LibreOffice_project/410m0$Build-2</meta:generator>
    <meta:document-statistic meta:table-count="0" meta:image-count="3" meta:object-count="0" meta:page-count="1" meta:paragraph-count="8" meta:word-count="26" meta:character-count="179" meta:non-whitespace-character-count="159"/>
  </office:meta>
</office:document-meta>
</file>